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95000002D466071BFA.png" manifest:media-type="image/png"/>
  <manifest:file-entry manifest:full-path="Pictures/1000020100000395000002D4DFCCE73D.png" manifest:media-type="image/png"/>
  <manifest:file-entry manifest:full-path="Pictures/1000020100000419000002D4DA641964.png" manifest:media-type="image/png"/>
  <manifest:file-entry manifest:full-path="Pictures/1000020100000395000002D4892C77BF.png" manifest:media-type="image/png"/>
  <manifest:file-entry manifest:full-path="Pictures/100002010000029400000275DEE3A01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2.277cm, 15.913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99" draw:auto-grow-height="true" draw:auto-grow-width="false" fo:max-height="0cm" fo:min-height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601cm" svg:y="9.094cm" presentation:class="title" presentation:user-transformed="true">
          <draw:text-box>
            <text:p>OpenCV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UVCカメラの導入</text:p>
          </draw:text-box>
        </draw:frame>
        <draw:frame presentation:style-name="pr3" draw:layer="layout" svg:width="16.4cm" svg:height="7.886cm" svg:x="0cm" svg:y="4.914cm" presentation:class="outline" presentation:user-transformed="true">
          <draw:text-box>
            <text:list text:style-name="L2">
              <text:list-item>
                <text:p>ROSのuvc_cameraパッケージの導入</text:p>
                <text:list>
                  <text:list-item>
                    <text:p>$ sudo apt-get install ros-indigo-uvc-camera</text:p>
                  </text:list-item>
                </text:list>
              </text:list-item>
              <text:list-item>
                <text:p>ノードの実行</text:p>
                <text:list>
                  <text:list-item>
                    <text:p>$ rosrun uvc_camera uvc_camera_node</text:p>
                  </text:list-item>
                </text:list>
              </text:list-item>
              <text:list-item>
                <text:p>画像表示アプリ</text:p>
                <text:list>
                  <text:list-item>
                    <text:p>$ rqt</text:p>
                    <text:list>
                      <text:list-item>
                        <text:p>最初はPlugins-&gt;Visualization-&gt;ImageViewを選択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1.514cm" svg:height="10.973cm" svg:x="16.4cm" svg:y="4.914cm">
          <draw:image xlink:href="Pictures/100002010000029400000275DEE3A0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754cm" svg:height="19.155cm" svg:x="0.106cm" svg:y="1.544cm">
          <draw:image xlink:href="Pictures/1000020100000419000002D4DA6419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4.261cm" svg:height="19.155cm" svg:x="2cm" svg:y="1.845cm">
          <draw:image xlink:href="Pictures/1000020100000395000002D4892C77BF.png" xlink:type="simple" xlink:show="embed" xlink:actuate="onLoad">
            <text:p/>
          </draw:image>
        </draw:frame>
        <draw:frame presentation:style-name="pr1" draw:layer="layout" svg:width="25.199cm" svg:height="3.506cm" svg:x="1.4cm" svg:y="-0.463cm" presentation:class="title" presentation:user-transformed="true">
          <draw:text-box>
            <text:p>Python+OpenCVでカメラキャプチャ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4.261cm" svg:height="19.155cm" svg:x="0.339cm" svg:y="1.2cm">
          <draw:image xlink:href="Pictures/1000020100000395000002D4DFCCE73D.png" xlink:type="simple" xlink:show="embed" xlink:actuate="onLoad">
            <text:p/>
          </draw:image>
        </draw:frame>
        <draw:frame draw:style-name="gr3" draw:text-style-name="P1" draw:layer="layout" svg:width="8.348cm" svg:height="16.878cm" svg:x="19.4cm" svg:y="1.6cm">
          <draw:image xlink:href="Pictures/1000020100000395000002D466071BFA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-0.763cm" presentation:class="title" presentation:user-transformed="true">
          <draw:text-box>
            <text:p text:style-name="P2"><text:span text:style-name="T1">Python</text:span><text:span text:style-name="T1">で学ぶ</text:span><text:span text:style-name="T1">OpenCV(2/4)</text:span><text:span text:style-name="T1">〜特徴抽出の理論、実装〜</text:span></text:p>
          </draw:text-box>
        </draw:frame>
        <draw:frame draw:style-name="gr4" draw:layer="layout" svg:width="9.8cm" svg:height="2.24cm" svg:x="17.6cm" svg:y="18.36cm">
          <draw:text-box>
            <text:p>インストールがバイナリでやっているのでこの手のXMLはネットから拾うしかない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6T15:46:54.198087411</meta:creation-date>
    <dc:date>2016-08-16T17:47:25.617983571</dc:date>
    <meta:editing-duration>PT5S</meta:editing-duration>
    <meta:editing-cycles>1</meta:editing-cycles>
    <meta:document-statistic meta:object-count="46"/>
    <meta:generator>LibreOffice/4.2.8.2$Linux_X86_64 LibreOffice_project/420m0$Build-2</meta:generator>
  </office:meta>
</office:document-meta>
</file>